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1.463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9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49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cm" fo:min-width="2.354cm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19.772cm" svg:height="0.989cm" svg:x="0.652cm" svg:y="1.8cm">
          <draw:text-box>
            <text:p>.net Awards 2011: top 10 podcasts | Feature | .net magazine</text:p>
          </draw:text-box>
        </draw:frame>
        <draw:custom-shape draw:style-name="gr2" draw:text-style-name="P1" draw:layer="layout" svg:width="11.419cm" svg:height="1.553cm" svg:x="0.644cm" svg:y="1.57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721cm" svg:height="1.553cm" svg:x="12.447cm" svg:y="1.5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77cm" svg:height="1.553cm" svg:x="15.503cm" svg:y="1.6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layer="layout" svg:width="6.179cm" svg:height="0.988cm" svg:x="3.067cm" svg:y="0.494cm">
          <draw:text-box>
            <text:p>segment 1 (main)</text:p>
          </draw:text-box>
        </draw:frame>
        <draw:frame draw:style-name="gr4" draw:layer="layout" svg:width="3.889cm" svg:height="0.988cm" svg:x="11.86cm" svg:y="0.501cm">
          <draw:text-box>
            <text:p>segment 2</text:p>
          </draw:text-box>
        </draw:frame>
        <draw:frame draw:style-name="gr4" draw:layer="layout" svg:width="3.889cm" svg:height="0.988cm" svg:x="15.96cm" svg:y="0.501cm">
          <draw:text-box>
            <text:p>segment 3</text:p>
          </draw:text-box>
        </draw:frame>
        <draw:line draw:style-name="gr5" draw:text-style-name="P1" draw:layer="layout" svg:x1="6.918cm" svg:y1="2.911cm" svg:x2="7.771cm" svg:y2="2.911cm">
          <draw:glue-point draw:id="4" svg:x="-0.117cm" svg:y="0cm"/>
          <text:p/>
        </draw:line>
        <draw:frame draw:style-name="gr6" draw:layer="layout" svg:width="0.862cm" svg:height="0.988cm" svg:x="8.087cm" svg:y="3.753cm">
          <draw:text-box>
            <text:p>k</text:p>
          </draw:text-box>
        </draw:frame>
        <draw:line draw:style-name="gr5" draw:text-style-name="P1" draw:layer="layout" svg:x1="0.932cm" svg:y1="2.911cm" svg:x2="4.547cm" svg:y2="2.911cm">
          <text:p/>
        </draw:line>
        <draw:frame draw:style-name="gr7" draw:layer="layout" svg:width="3.106cm" svg:height="0.988cm" svg:x="1.178cm" svg:y="3.702cm">
          <draw:text-box>
            <text:p>qualifier</text:p>
          </draw:text-box>
        </draw:frame>
        <draw:frame draw:style-name="gr8" draw:layer="layout" svg:width="2.741cm" svg:height="1.18cm" svg:x="12.496cm" svg:y="3.801cm">
          <draw:text-box>
            <text:p>splitter</text:p>
          </draw:text-box>
        </draw:frame>
        <draw:line draw:style-name="gr9" draw:text-style-name="P1" draw:layer="layout" svg:x1="15.302cm" svg:y1="3.601cm" svg:x2="15.302cm" svg:y2="2.837cm">
          <text:p/>
        </draw:line>
        <draw:line draw:style-name="gr9" draw:text-style-name="P1" draw:layer="layout" svg:x1="12.302cm" svg:y1="3.601cm" svg:x2="12.302cm" svg:y2="2.837cm">
          <text:p/>
        </draw:line>
        <draw:line draw:style-name="gr10" draw:text-style-name="P1" draw:layer="layout" svg:x1="2.763cm" svg:y1="3.412cm" svg:x2="5.704cm" svg:y2="3.412cm">
          <text:p/>
        </draw:line>
        <draw:line draw:style-name="gr10" draw:text-style-name="P1" draw:layer="layout" svg:x1="13.877cm" svg:y1="3.612cm" svg:x2="13.877cm" svg:y2="3.81cm">
          <text:p/>
        </draw:line>
        <draw:line draw:style-name="gr10" draw:text-style-name="P1" draw:layer="layout" svg:x1="7.363cm" svg:y1="2.909cm" svg:x2="7.363cm" svg:y2="3.81cm">
          <text:p/>
        </draw:line>
        <draw:line draw:style-name="gr5" draw:text-style-name="P1" draw:layer="layout" svg:x1="9.119cm" svg:y1="2.911cm" svg:x2="11.977cm" svg:y2="2.911cm">
          <draw:glue-point draw:id="4" svg:x="-0.117cm" svg:y="0cm"/>
          <text:p/>
        </draw:line>
        <draw:line draw:style-name="gr10" draw:text-style-name="P1" draw:layer="layout" svg:x1="10.563cm" svg:y1="2.91cm" svg:x2="10.563cm" svg:y2="3.811cm">
          <text:p/>
        </draw:line>
        <draw:frame draw:style-name="gr6" draw:layer="layout" svg:width="3.151cm" svg:height="0.988cm" svg:x="9.056cm" svg:y="3.753cm">
          <draw:text-box>
            <text:p>concept</text:p>
          </draw:text-box>
        </draw:frame>
        <draw:line draw:style-name="gr5" draw:text-style-name="P1" draw:layer="layout" svg:x1="4.833cm" svg:y1="2.911cm" svg:x2="6.507cm" svg:y2="2.911cm">
          <text:p/>
        </draw:line>
        <draw:line draw:style-name="gr10" draw:text-style-name="P1" draw:layer="layout" svg:x1="5.697cm" svg:y1="2.92cm" svg:x2="5.697cm" svg:y2="3.421cm">
          <text:p/>
        </draw:line>
        <draw:line draw:style-name="gr10" draw:text-style-name="P1" draw:layer="layout" svg:x1="12.308cm" svg:y1="3.612cm" svg:x2="15.305cm" svg:y2="3.612cm">
          <text:p/>
        </draw:line>
        <draw:line draw:style-name="gr10" draw:text-style-name="P1" draw:layer="layout" svg:x1="2.763cm" svg:y1="2.91cm" svg:x2="2.763cm" svg:y2="3.811cm">
          <text:p/>
        </draw:line>
        <draw:line draw:style-name="gr5" draw:text-style-name="P1" draw:layer="layout" svg:x1="8.119cm" svg:y1="2.912cm" svg:x2="8.972cm" svg:y2="2.912cm">
          <draw:glue-point draw:id="4" svg:x="-0.117cm" svg:y="0cm"/>
          <text:p/>
        </draw:line>
        <draw:line draw:style-name="gr10" draw:text-style-name="P1" draw:layer="layout" svg:x1="8.564cm" svg:y1="2.91cm" svg:x2="8.564cm" svg:y2="3.811cm">
          <text:p/>
        </draw:line>
        <draw:frame draw:style-name="gr7" draw:layer="layout" svg:width="3.106cm" svg:height="0.988cm" svg:x="5.078cm" svg:y="3.702cm">
          <draw:text-box>
            <text:p>criteri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cm" fo:margin-left="0cm" fo:margin-right="0cm" fo:page-width="21cm" fo:page-height="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7-17T15:39:27</meta:creation-date>
    <dc:date>2012-07-17T16:09:18</dc:date>
    <meta:editing-duration>PT00H29M52S</meta:editing-duration>
    <meta:editing-cycles>2</meta:editing-cycles>
    <meta:generator>OpenOffice.org/3.0$Linux OpenOffice.org_project/300m15$Build-9379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